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y komputerowe są projektowane z myślą o najróżniejszych grupach odbiorców, ale do tej pory nie zdawałem sobie sprawy, że istnieją takie, które zostały stworzone dla miłośników kotów. Jedną z nich jest „The Purring Quest”. Gra jest pełna nawiązań, kociego humoru, a nawet rad dotyczących pielęgnacji tych miłych stworzeń. Do tego w trakcie rozgrywki spotkamy kilka kocich sław z Youtube. </text:p>
      <text:p text:style-name="P1">Protagonistą jest Kimchi, biało-rudy sierściuch, który zgubił swojego właściciela podczas spaceru po cmentarzu. Dlaczego akurat cmentarzu? Tego dowiadujemy się z intro, które przedstawia całkiem uroczą historię pewnej rodziny i jej kota. </text:p>
      <text:p text:style-name="P1">Sama zaś gra jest klasyczną platformówką, w której skaczemy z półki na półkę, pokonujemy mniejsze lub większe potwory i walczymy z bossami. W mechanice rozgrywki nie ma żadnych innowacyjnych elementów, może poza możliwością skradania się i ukrywania za elementami otoczenia (gracz będzie ją wykorzystywał, aby uniknąć spotkania z psami, które wszystkie żywią nienawiść do naszego futrzaka i nie da się z nimi walczyć). Tak naprawdę głównym urozmaiceniem jest postać Kimchiego, która jest doskonale animowana (przychodzi mi na myśl pierwszy Prince of Persia, ten z czasów DOSa) i, no cóż, zachowuje się jak kot. Kiedy gracz przez dłuższą chwilę nie wykonuje żadnych akcji, Kimchi zacznie lizać sobie łapy, przeciwników atakuje pazurami, a również skacze, chodzi i biega z typowo kocią gracją. </text:p>
      <text:p text:style-name="P1">„The Purring Quest” składa się z kilku etapów rozgrywających się w różnych miejscach miasta, takich jak cmentarz, dzielnica chińska czy przedmieścia, a naszym celem jest oczywiście odnalezienia właściciela Kimchiego. Poziomy są urozmaicone pod względem graficznym, dość przyjemne dla oka i nie pozwalają się nudzić. </text:p>
      <text:p text:style-name="P1">Nie jest to specjalnie trudna gra i tak naprawdę główne problemy, na jakie trafi gracz, będą wynikać z tego, że miejscami trudno jest domyślić się, co należy zrobić, zwłaszcza, gdy do rozgrywki wprowadzane są nowe elementy, oraz z nieprecyzyjnego sterowania. </text:p>
      <text:p text:style-name="P1">Tej ostatniej kwestii muszę poświęcić nieco uwagi. Platformówki są gatunkiem, w którym dokładna kontrola odgrywa ważną rolę, a tutaj tej dokładności brakuje. Postać czasami potrafi wykonać skok z opóźnieniem, zasięg ataku jest trudny do określenia, również moment przejścia między chodem a biegiem jest nieco zmienny. Zdarzały się niestety momenty, w których musiałem wczytywać grę od nowa, nie będąc przekonanym, że było to z mojej winy.</text:p>
      <text:p text:style-name="P1">Podsumowując, Purring Quest jest małą i całkiem przyjemną grą, która wprost promieniuje miłością do kotów. W dodatku część zysków ze sprzedaży gry przeznaczana jest na wsparcie organizacji pomagających zwierzętom.</text:p>
      <text:p text:style-name="P1"/>
      <text:p text:style-name="P1">grafika:</text:p>
      <text:p text:style-name="P1"><text:a xlink:type="simple" xlink:href="https://i.imgur.com/bCMFjcA.jpg" text:style-name="Internet_20_link" text:visited-style-name="Visited_20_Internet_20_Link"><text:span text:style-name="T1">https://i.imgur.com/bCMFjcA.jp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19T22:40:30.780000000</dc:date>
    <meta:editing-duration>PT22H49M48S</meta:editing-duration>
    <meta:editing-cycles>1</meta:editing-cycles>
    <meta:document-statistic meta:table-count="0" meta:image-count="0" meta:object-count="0" meta:page-count="1" meta:paragraph-count="9" meta:word-count="390" meta:character-count="2684" meta:non-whitespace-character-count="2298"/>
  </office:meta>
</office:document-meta>
</file>